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512cm" fo:min-width="0.262cm"/>
    </style:style>
    <style:style style:name="gr2" style:family="graphic" style:parent-style-name="standard">
      <style:graphic-properties draw:fill="solid" draw:fill-color="#cccccc" draw:opacity="91%" draw:textarea-horizontal-align="justify" draw:textarea-vertical-align="middle" draw:auto-grow-height="false" fo:min-height="0.512cm" fo:min-width="0.262cm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 fo:min-height="0.512cm" fo:min-width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2cm" fo:min-width="0.641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0.262cm"/>
    </style:style>
    <style:style style:name="gr6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512cm" fo:min-width="0.262cm"/>
    </style:style>
    <style:style style:name="gr7" style:family="graphic" style:parent-style-name="standard">
      <style:graphic-properties svg:stroke-color="#000000" draw:fill="none" draw:fill-color="#cccccc" draw:opacity="91%" draw:textarea-horizontal-align="justify" draw:textarea-vertical-align="middle" draw:auto-grow-height="false" fo:min-height="0.512cm" fo:min-width="0.262cm"/>
    </style:style>
    <style:style style:name="gr8" style:family="graphic" style:parent-style-name="standard">
      <style:graphic-properties svg:stroke-color="#000000" draw:fill="none" draw:fill-color="#cccccc" draw:opacity="100%" draw:opacity-name="Transparency_20_1" draw:textarea-horizontal-align="justify" draw:textarea-vertical-align="middle" draw:auto-grow-height="false" fo:min-height="0.512cm" fo:min-width="0.262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461cm" fo:min-width="0.262cm"/>
    </style:style>
    <style:style style:name="gr10" style:family="graphic" style:parent-style-name="standard">
      <style:graphic-properties svg:stroke-color="#000000" draw:fill="none" draw:fill-color="#cccccc" draw:textarea-horizontal-align="justify" draw:textarea-vertical-align="middle" draw:auto-grow-height="false" fo:min-height="0.461cm" fo:min-width="0.262cm"/>
    </style:style>
    <style:style style:name="gr1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461cm" fo:min-width="0.262cm"/>
    </style:style>
    <style:style style:name="gr12" style:family="graphic" style:parent-style-name="standard">
      <style:graphic-properties draw:fill="solid" draw:fill-color="#cccccc" draw:textarea-horizontal-align="justify" draw:textarea-vertical-align="middle" draw:auto-grow-height="false" fo:min-height="0.461cm" fo:min-width="0.262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511cm" fo:min-width="0.262cm"/>
    </style:style>
    <style:style style:name="gr14" style:family="graphic" style:parent-style-name="standard">
      <style:graphic-properties svg:stroke-color="#000000" draw:fill="none" draw:fill-color="#cccccc" draw:textarea-horizontal-align="justify" draw:textarea-vertical-align="middle" draw:auto-grow-height="false" fo:min-height="0.511cm" fo:min-width="0.262cm"/>
    </style:style>
    <style:style style:name="gr15" style:family="graphic" style:parent-style-name="standard">
      <style:graphic-properties svg:stroke-color="#000000" draw:fill="none" draw:fill-color="#cccccc" draw:textarea-horizontal-align="justify" draw:textarea-vertical-align="middle" draw:auto-grow-height="false" fo:min-height="0.512cm" fo:min-width="0.262cm"/>
    </style:style>
    <style:style style:name="gr16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511cm" fo:min-width="0.26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Sans Mono"/>
    </style:style>
    <style:style style:name="P3" style:family="paragraph">
      <loext:graphic-properties draw:fill="solid" draw:fill-color="#cccccc" draw:opacity="91%"/>
      <style:paragraph-properties fo:text-align="center"/>
      <style:text-properties style:font-name="DejaVu Sans Mono"/>
    </style:style>
    <style:style style:name="P4" style:family="paragraph">
      <loext:graphic-properties draw:fill="solid" draw:fill-color="#cccccc"/>
      <style:paragraph-properties fo:text-align="center"/>
      <style:text-properties style:font-name="DejaVu Sans Mono"/>
    </style:style>
    <style:style style:name="P5" style:family="paragraph">
      <loext:graphic-properties draw:fill="none" draw:fill-color="#ffffff"/>
      <style:text-properties style:font-name="Times New Roman" fo:font-size="20pt" fo:font-style="italic" style:font-size-asian="24pt" style:font-style-asian="italic" style:font-size-complex="24pt" style:font-style-complex="italic"/>
    </style:style>
    <style:style style:name="P6" style:family="paragraph">
      <loext:graphic-properties draw:fill="none" draw:fill-color="#cccccc" draw:opacity="91%"/>
      <style:paragraph-properties fo:text-align="center"/>
      <style:text-properties style:font-name="DejaVu Sans Mono"/>
    </style:style>
    <style:style style:name="P7" style:family="paragraph">
      <loext:graphic-properties draw:fill="none" draw:fill-color="#cccccc" draw:opacity="100%" draw:opacity-name="Transparency_20_1"/>
      <style:paragraph-properties fo:text-align="center"/>
      <style:text-properties style:font-name="DejaVu Sans Mono"/>
    </style:style>
    <style:style style:name="P8" style:family="paragraph">
      <loext:graphic-properties draw:fill="none" draw:fill-color="#cccccc"/>
      <style:paragraph-properties fo:text-align="center"/>
      <style:text-properties style:font-name="DejaVu Sans Mono"/>
    </style:style>
    <style:style style:name="T1" style:family="text">
      <style:text-properties style:font-name="DejaVu Sans Mono"/>
    </style:style>
    <style:style style:name="T2" style:family="text">
      <style:text-properties style:font-name="Times New Roman" fo:font-size="20pt" fo:font-style="italic" style:font-size-asian="24pt" style:font-style-asian="italic" style:font-size-complex="24pt" style:font-style-complex="italic"/>
    </style:style>
    <style:style style:name="T3" style:family="text">
      <style:text-properties style:text-position="-33% 58%" style:font-name="Times New Roman" fo:font-size="20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762cm" svg:height="0.762cm" svg:x="4.524cm" svg:y="2.01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5.286cm" svg:y="2.016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6.048cm" svg:y="2.77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6.81cm" svg:y="2.778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9.35cm" svg:y="2.016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10.112cm" svg:y="2.01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0.874cm" svg:y="2.778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1.636cm" svg:y="2.77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8.588cm" svg:y="2.01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10.112cm" svg:y="2.77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2.086cm" svg:y="2.01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2.848cm" svg:y="2.77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954cm" svg:y="2.016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762cm" svg:x="14.716cm" svg:y="2.01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762cm" svg:x="15.478cm" svg:y="2.778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6.24cm" svg:y="2.77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192cm" svg:y="2.01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762cm" svg:x="14.716cm" svg:y="2.77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762cm" svg:x="15.479cm" svg:y="2.016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7.002cm" svg:y="2.778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141cm" svg:height="1.202cm" svg:x="2.806cm" svg:y="1.508cm">
          <draw:text-box>
            <text:p><text:span text:style-name="T2">P</text:span><text:span text:style-name="T3">1</text:span></text:p>
          </draw:text-box>
        </draw:frame>
        <draw:frame draw:style-name="gr4" draw:text-style-name="P5" draw:layer="layout" svg:width="1.141cm" svg:height="1.202cm" svg:x="6.107cm" svg:y="1.508cm">
          <draw:text-box>
            <text:p><text:span text:style-name="T2">P</text:span><text:span text:style-name="T3">2</text:span></text:p>
          </draw:text-box>
        </draw:frame>
        <draw:frame draw:style-name="gr4" draw:text-style-name="P5" draw:layer="layout" svg:width="1.141cm" svg:height="1.202cm" svg:x="11.008cm" svg:y="1.508cm">
          <draw:text-box>
            <text:p><text:span text:style-name="T2">P</text:span><text:span text:style-name="T3">3</text:span></text:p>
          </draw:text-box>
        </draw:frame>
        <draw:frame draw:style-name="gr4" draw:text-style-name="P5" draw:layer="layout" svg:width="1.141cm" svg:height="1.202cm" svg:x="16.409cm" svg:y="1.508cm">
          <draw:text-box>
            <text:p><text:span text:style-name="T2">P</text:span><text:span text:style-name="T3">4</text:span></text:p>
          </draw:text-box>
        </draw:frame>
      </draw:page>
      <draw:page draw:name="page2" draw:style-name="dp1" draw:master-page-name="Default">
        <draw:custom-shape draw:style-name="gr5" draw:text-style-name="P2" draw:layer="layout" svg:width="0.762cm" svg:height="0.762cm" svg:x="7.788cm" svg:y="2.01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62cm" svg:height="0.762cm" svg:x="8.55cm" svg:y="2.01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2cm" svg:height="0.762cm" svg:x="9.312cm" svg:y="2.77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2cm" svg:height="0.762cm" svg:x="2.054cm" svg:y="4.81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762cm" svg:height="0.762cm" svg:x="2.816cm" svg:y="4.816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2cm" svg:height="0.762cm" svg:x="3.578cm" svg:y="5.57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2cm" svg:height="0.762cm" svg:x="4.34cm" svg:y="5.57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2cm" svg:height="0.762cm" svg:x="1.292cm" svg:y="4.81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762cm" svg:height="0.762cm" svg:x="5.102cm" svg:y="5.578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2cm" svg:height="0.762cm" svg:x="1.316cm" svg:y="2.01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2cm" svg:height="0.762cm" svg:x="2.078cm" svg:y="2.77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62cm" svg:height="0.711cm" svg:x="8.608cm" svg:y="4.8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762cm" svg:height="0.711cm" svg:x="9.37cm" svg:y="4.81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762cm" svg:height="0.711cm" svg:x="10.132cm" svg:y="5.52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62cm" svg:height="0.711cm" svg:x="10.894cm" svg:y="5.52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62cm" svg:height="0.711cm" svg:x="7.846cm" svg:y="4.8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762cm" svg:height="0.711cm" svg:x="12.418cm" svg:y="5.52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762cm" svg:height="0.711cm" svg:x="10.133cm" svg:y="4.8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62cm" svg:height="0.711cm" svg:x="11.656cm" svg:y="5.521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62cm" svg:height="0.762cm" svg:x="8.55cm" svg:y="2.77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62cm" svg:height="0.711cm" svg:x="2.05cm" svg:y="7.609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762cm" svg:height="0.711cm" svg:x="2.812cm" svg:y="7.609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762cm" svg:height="0.711cm" svg:x="3.574cm" svg:y="8.3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762cm" svg:height="0.711cm" svg:x="4.336cm" svg:y="8.3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62cm" svg:height="0.711cm" svg:x="1.288cm" svg:y="7.609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762cm" svg:height="0.711cm" svg:x="5.86cm" svg:y="8.3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762cm" svg:height="0.711cm" svg:x="3.575cm" svg:y="7.609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62cm" svg:height="0.711cm" svg:x="5.098cm" svg:y="8.3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762cm" svg:height="0.711cm" svg:x="4.336cm" svg:y="7.6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762cm" svg:height="0.711cm" svg:x="6.622cm" svg:y="8.3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62cm" svg:height="0.761cm" svg:x="8.654cm" svg:y="7.60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0.762cm" svg:height="0.761cm" svg:x="9.416cm" svg:y="7.608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62cm" svg:height="0.762cm" svg:x="10.178cm" svg:y="8.37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62cm" svg:height="0.762cm" svg:x="10.94cm" svg:y="8.37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2cm" svg:height="0.762cm" svg:x="7.892cm" svg:y="7.60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0.762cm" svg:height="0.762cm" svg:x="12.464cm" svg:y="8.37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62cm" svg:height="0.761cm" svg:x="10.179cm" svg:y="7.60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62cm" svg:height="0.762cm" svg:x="11.702cm" svg:y="8.37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62cm" svg:height="0.761cm" svg:x="10.94cm" svg:y="7.609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0.762cm" svg:height="0.762cm" svg:x="13.226cm" svg:y="8.37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2cm" svg:height="0.762cm" svg:x="13.988cm" svg:y="8.37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62cm" svg:height="0.762cm" svg:x="11.702cm" svg:y="7.619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141cm" svg:height="1.202cm" svg:x="2.305cm" svg:y="1.508cm">
          <draw:text-box>
            <text:p><text:span text:style-name="T2">P</text:span><text:span text:style-name="T3">1</text:span></text:p>
          </draw:text-box>
        </draw:frame>
        <draw:frame draw:style-name="gr4" draw:text-style-name="P5" draw:layer="layout" svg:width="1.141cm" svg:height="1.202cm" svg:x="9.506cm" svg:y="1.508cm">
          <draw:text-box>
            <text:p><text:span text:style-name="T2">P</text:span><text:span text:style-name="T3">2</text:span></text:p>
          </draw:text-box>
        </draw:frame>
        <draw:frame draw:style-name="gr4" draw:text-style-name="P5" draw:layer="layout" svg:width="1.141cm" svg:height="1.202cm" svg:x="11.206cm" svg:y="4.308cm">
          <draw:text-box>
            <text:p><text:span text:style-name="T2">P</text:span><text:span text:style-name="T3">4</text:span></text:p>
          </draw:text-box>
        </draw:frame>
        <draw:frame draw:style-name="gr4" draw:text-style-name="P5" draw:layer="layout" svg:width="1.141cm" svg:height="1.202cm" svg:x="3.807cm" svg:y="4.308cm">
          <draw:text-box>
            <text:p><text:span text:style-name="T2">P</text:span><text:span text:style-name="T3">3</text:span></text:p>
          </draw:text-box>
        </draw:frame>
        <draw:frame draw:style-name="gr4" draw:text-style-name="P5" draw:layer="layout" svg:width="1.141cm" svg:height="1.202cm" svg:x="5.307cm" svg:y="7.108cm">
          <draw:text-box>
            <text:p><text:span text:style-name="T2">P</text:span><text:span text:style-name="T3">5</text:span></text:p>
          </draw:text-box>
        </draw:frame>
        <draw:frame draw:style-name="gr4" draw:text-style-name="P5" draw:layer="layout" svg:width="1.141cm" svg:height="1.202cm" svg:x="12.708cm" svg:y="7.108cm">
          <draw:text-box>
            <text:p><text:span text:style-name="T2">P</text:span><text:span text:style-name="T3">6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26T20:37:22.037001587</meta:creation-date>
    <dc:date>2019-11-28T00:38:11.400000000</dc:date>
    <meta:editing-duration>PT17M27S</meta:editing-duration>
    <meta:editing-cycles>4</meta:editing-cycles>
    <meta:generator>LibreOffice/6.3.2.2$Windows_X86_64 LibreOffice_project/98b30e735bda24bc04ab42594c85f7fd8be07b9c</meta:generator>
    <meta:document-statistic meta:object-count="72"/>
  </office:meta>
</office:document-meta>
</file>